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2232" calcext:value-type="float">
            <text:p>99.3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4112" calcext:value-type="float">
            <text:p>99.1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668" calcext:value-type="float">
            <text:p>99.1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9248" calcext:value-type="float">
            <text:p>99.1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668" calcext:value-type="float">
            <text:p>99.1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6096" calcext:value-type="float">
            <text:p>99.0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7872" calcext:value-type="float">
            <text:p>98.7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7288" calcext:value-type="float">
            <text:p>98.6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656" calcext:value-type="float">
            <text:p>98.5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9272" calcext:value-type="float">
            <text:p>98.5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4888" calcext:value-type="float">
            <text:p>98.5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656" calcext:value-type="float">
            <text:p>98.5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4952" calcext:value-type="float">
            <text:p>98.2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6872" calcext:value-type="float">
            <text:p>98.4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8688" calcext:value-type="float">
            <text:p>98.4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2592" calcext:value-type="float">
            <text:p>98.4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2528" calcext:value-type="float">
            <text:p>98.7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344" calcext:value-type="float">
            <text:p>98.7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0168" calcext:value-type="float">
            <text:p>98.8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7976" calcext:value-type="float">
            <text:p>98.8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5616" calcext:value-type="float">
            <text:p>99.0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5616" calcext:value-type="float">
            <text:p>99.0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088" calcext:value-type="float">
            <text:p>99.0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7288" calcext:value-type="float">
            <text:p>98.6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8688" calcext:value-type="float">
            <text:p>98.4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3701</text:p>
          </table:table-cell>
          <table:table-cell office:value-type="string" calcext:value-type="string">
            <text:p>200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32" meta:object-count="0"/>
    <meta:user-defined meta:name="AppVersion">3.0</meta:user-defined>
  </office:meta>
</office:document-meta>
</file>